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d4b23"/>
    </style:style>
    <style:style style:name="P2" style:family="paragraph" style:parent-style-name="Standard">
      <style:paragraph-properties fo:text-align="center" style:justify-single-word="false"/>
      <style:text-properties officeooo:paragraph-rsid="001d4b23"/>
    </style:style>
    <style:style style:name="P3" style:family="paragraph" style:parent-style-name="Standard">
      <style:text-properties officeooo:paragraph-rsid="0022d625"/>
    </style:style>
    <style:style style:name="T1" style:family="text">
      <style:text-properties officeooo:rsid="001d4b23"/>
    </style:style>
    <style:style style:name="T2" style:family="text">
      <style:text-properties officeooo:rsid="001da9cb"/>
    </style:style>
    <style:style style:name="T3" style:family="text">
      <style:text-properties officeooo:rsid="0022d62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tab/><text:tab/><text:tab/></text:span><text:span text:style-name="T3">Questions from the blog </text:span></text:p>
      <text:p text:style-name="P1"><text:span text:style-name="T3"/></text:p>
      <text:p text:style-name="P1"><text:span text:style-name="T1">1) Generate an explain plan for a complex query</text:span></text:p>
      <text:p text:style-name="P3"><text:span text:style-name="T1">2) Check if there are any chained rows</text:span></text:p>
      <text:p text:style-name="P3"/>
      <text:p text:style-name="P3"><text:span text:style-name="T1">3) Backup data of a particular table / schema</text:span></text:p>
      <text:p text:style-name="P3"><text:span text:style-name="T1">4) Bulk load data into a table from file</text:span></text:p>
      <text:p text:style-name="P3"><text:span text:style-name="T1">5)Execute bulk delete and truncate operation</text:span></text:p>
      <text:p text:style-name="P3"><text:span text:style-name="T1">6) Create a public/shared database link</text:span></text:p>
      <text:p text:style-name="P3"><text:span text:style-name="T1">7) Execute copy command to copy table data from remote location</text:span></text:p>
      <text:p text:style-name="P3"><text:span text:style-name="T1">// Copying Data from One Database to Another</text:span></text:p>
      <text:p text:style-name="P3"><text:span text:style-name="T1">//Copying from a Remote Database to Your Local Database Using CREATE</text:span></text:p>
      <text:p text:style-name="P3"><text:span text:style-name="T1"/></text:p>
      <text:p text:style-name="P1"><text:span text:style-name="T1"/></text:p>
      <text:p text:style-name="P1"><text:span text:style-name="T1"><text:s text:c="2"/>' V$SQL_PLAN ' view will contain the execution plan for the sql statement that is recently executed.</text:span></text:p>
      <text:p text:style-name="P1"><text:span text:style-name="T1"><text:s text:c="2"/>The <text:s/>' PLAN_TABLE ' is automatically created as a global temporary table to hold the output of an EXPLAIN PLAN <text:s text:c="4"/>statement for all users.</text:span></text:p>
      <text:p text:style-name="P1"><text:span text:style-name="T1"><text:s text:c="2"/></text:span></text:p>
      <text:p text:style-name="P1"><text:span text:style-name="T1"/></text:p>
      <text:p text:style-name="P1"><text:span text:style-name="T1"><text:s text:c="2"/>//utlxplan.sql <text:s/>script has the plan table stored</text:span></text:p>
      <text:p text:style-name="P1"><text:span text:style-name="T1"><text:s text:c="2"/>@C:\oraclexe\app\oracle\product\10.2.0\server\RDBMS\ADMIN\utlxplan.sql</text:span></text:p>
      <text:p text:style-name="P1"><text:span text:style-name="T1"/></text:p>
      <text:p text:style-name="P1"><text:span text:style-name="T1"><text:s text:c="2"/>// query for getting explain plan for a sql query</text:span></text:p>
      <text:p text:style-name="P1"><text:span text:style-name="T1"><text:s text:c="2"/>EXPLAIN PLAN FOR</text:span></text:p>
      <text:p text:style-name="P1"><text:span text:style-name="T1"><text:s text:c="2"/>SELECT </text:span><text:span text:style-name="T2">empname</text:span><text:span text:style-name="T1"> FROM </text:span><text:span text:style-name="T2">emp</text:span><text:span text:style-name="T1">;</text:span></text:p>
      <text:p text:style-name="P1"><text:span text:style-name="T1"/></text:p>
      <text:p text:style-name="P1"><text:span text:style-name="T1">output:</text:span></text:p>
      <text:p text:style-name="P1"><text:span text:style-name="T1">Explained.</text:span></text:p>
      <text:p text:style-name="P1"><text:span text:style-name="T1"/></text:p>
      <text:p text:style-name="P1"><text:span text:style-name="T1"><text:tab/><text:tab/><text:tab/>2) Check if there are any chained rows</text:span></text:p>
      <text:p text:style-name="P1"><text:span text:style-name="T1"/></text:p>
      <text:p text:style-name="P1"><text:span text:style-name="T1"><text:s text:c="2"/>?Tables with RAW and LONG RAW columns are historically more prone to ending up with <text:s/>chained rows</text:span></text:p>
      <text:p text:style-name="P1"><text:span text:style-name="T1"><text:s/>?Super-wide tables also end up with chained rows. <text:s/>Tables with in excess of 255 columns end up with chained rows. <text:s/>These wide tables get broken up into pieces. <text:s/>As a result, there will be data on two or more blocks that has to be chained together. <text:s/></text:span></text:p>
      <text:p text:style-name="P1"><text:span text:style-name="T1"/></text:p>
      <text:p text:style-name="P1"><text:span text:style-name="T1"><text:s text:c="2"/>The chain.sql script to detect tables with migrated/chained rows.</text:span></text:p>
      <text:p text:style-name="P1"><text:span text:style-name="T1"/></text:p>
      <text:p text:style-name="P1"><text:span text:style-name="T1"><text:s text:c="3"/>//identify migrated/chained rows in tables <text:s/>that contain RAW or LONG RAW columns.</text:span></text:p>
      <text:p text:style-name="P1"><text:span text:style-name="T1"/></text:p>
      <text:p text:style-name="P1"><text:span text:style-name="T1"><text:s text:c="3"/>variable monitored_sid number;</text:span></text:p>
      <text:p text:style-name="P1"><text:span text:style-name="T1"/></text:p>
      <text:p text:style-name="P1"><text:span text:style-name="T1">begin</text:span></text:p>
      <text:p text:style-name="P1"><text:span text:style-name="T1"/></text:p>
      <text:p text:style-name="P1"><text:span text:style-name="T1">SELECT </text:span></text:p>
      <text:p text:style-name="P1"><text:span text:style-name="T1"><text:s text:c="3"/>sid into :monitored_sid </text:span></text:p>
      <text:p text:style-name="P1"><text:span text:style-name="T1"><text:s/>from </text:span></text:p>
      <text:p text:style-name="P1"><text:span text:style-name="T1"><text:s text:c="3"/>v$session </text:span></text:p>
      <text:p text:style-name="P1"><text:soft-page-break/><text:span text:style-name="T1">where </text:span></text:p>
      <text:p text:style-name="P1"><text:span text:style-name="T1"><text:s text:c="3"/>audsid=USERENV('SESSIONID');</text:span></text:p>
      <text:p text:style-name="P1"><text:span text:style-name="T1"/></text:p>
      <text:p text:style-name="P1"><text:span text:style-name="T1">end;</text:span></text:p>
      <text:p text:style-name="P1"><text:span text:style-name="T1"><text:s/>/</text:span></text:p>
      <text:p text:style-name="P1"><text:span text:style-name="T1"/></text:p>
      <text:p text:style-name="P1"><text:span text:style-name="T1">select </text:span></text:p>
      <text:p text:style-name="P1"><text:span text:style-name="T1"><text:s text:c="3"/>b.value "table fetch continued rows"</text:span></text:p>
      <text:p text:style-name="P1"><text:span text:style-name="T1">from</text:span></text:p>
      <text:p text:style-name="P1"><text:span text:style-name="T1"><text:s text:c="3"/>v$sesstat b</text:span></text:p>
      <text:p text:style-name="P1"><text:span text:style-name="T1">where </text:span></text:p>
      <text:p text:style-name="P1"><text:span text:style-name="T1"><text:s text:c="3"/>b.SID = :monitored_sid</text:span></text:p>
      <text:p text:style-name="P1"><text:span text:style-name="T1">and </text:span></text:p>
      <text:p text:style-name="P1"><text:span text:style-name="T1"><text:s text:c="3"/>b.statistic# = </text:span></text:p>
      <text:p text:style-name="P1"><text:span text:style-name="T1"><text:s text:c="3"/>(select </text:span></text:p>
      <text:p text:style-name="P1"><text:span text:style-name="T1"><text:s text:c="6"/>statistic# </text:span></text:p>
      <text:p text:style-name="P1"><text:span text:style-name="T1"><text:s text:c="4"/>from </text:span></text:p>
      <text:p text:style-name="P1"><text:span text:style-name="T1"><text:s text:c="6"/>v$statname <text:s/></text:span></text:p>
      <text:p text:style-name="P1"><text:span text:style-name="T1"><text:s text:c="4"/>where </text:span></text:p>
      <text:p text:style-name="P1"><text:span text:style-name="T1"><text:s text:c="6"/>name='table fetch continued row');</text:span></text:p>
      <text:p text:style-name="P1"><text:span text:style-name="T1"/></text:p>
      <text:p text:style-name="P1"><text:span text:style-name="T1">//A report of migrated/chained rows in tables that contain RAW columns</text:span></text:p>
      <text:p text:style-name="P1"><text:span text:style-name="T1">set heading off;</text:span></text:p>
      <text:p text:style-name="P1"><text:span text:style-name="T1">select 'Tables with migrated/chained rows that contain RAW columns.' from dual;</text:span></text:p>
      <text:p text:style-name="P1"><text:span text:style-name="T1">set heading on;</text:span></text:p>
      <text:p text:style-name="P1"><text:span text:style-name="T1"><text:s/></text:span></text:p>
      <text:p text:style-name="P1"><text:span text:style-name="T1">select</text:span></text:p>
      <text:p text:style-name="P1"><text:span text:style-name="T1"><text:s text:c="3"/>owner c1,</text:span></text:p>
      <text:p text:style-name="P1"><text:span text:style-name="T1"><text:s text:c="3"/>table_name c2,</text:span></text:p>
      <text:p text:style-name="P1"><text:span text:style-name="T1"><text:s text:c="3"/>pct_free c3,</text:span></text:p>
      <text:p text:style-name="P1"><text:span text:style-name="T1"><text:s text:c="3"/>pct_used c4,</text:span></text:p>
      <text:p text:style-name="P1"><text:span text:style-name="T1"><text:s text:c="3"/>avg_row_len c5, </text:span></text:p>
      <text:p text:style-name="P1"><text:span text:style-name="T1"><text:s text:c="3"/>num_rows c6,</text:span></text:p>
      <text:p text:style-name="P1"><text:span text:style-name="T1"><text:s text:c="3"/>chain_cnt c7,</text:span></text:p>
      <text:p text:style-name="P1"><text:span text:style-name="T1"><text:s text:c="3"/>chain_cnt/num_rows c8</text:span></text:p>
      <text:p text:style-name="P1"><text:span text:style-name="T1">from dba_tables</text:span></text:p>
      <text:p text:style-name="P1"><text:span text:style-name="T1">where</text:span></text:p>
      <text:p text:style-name="P1"><text:span text:style-name="T1">owner not in ('SYS','SYSTEM')</text:span></text:p>
      <text:p text:style-name="P1"><text:span text:style-name="T1">and</text:span></text:p>
      <text:p text:style-name="P1"><text:span text:style-name="T1">table_name in</text:span></text:p>
      <text:p text:style-name="P1"><text:span text:style-name="T1"><text:s/>(select table_name from dba_tab_columns</text:span></text:p>
      <text:p text:style-name="P1"><text:span text:style-name="T1">where</text:span></text:p>
      <text:p text:style-name="P1"><text:span text:style-name="T1"><text:s/>data_type in ('RAW','LONG RAW','CLOB','BLOB','NCLOB')</text:span></text:p>
      <text:p text:style-name="P1"><text:span text:style-name="T1"><text:s/>)</text:span></text:p>
      <text:p text:style-name="P1"><text:span text:style-name="T1">and</text:span></text:p>
      <text:p text:style-name="P1"><text:span text:style-name="T1">chain_cnt &gt; 0</text:span></text:p>
      <text:p text:style-name="P1"><text:span text:style-name="T1">order by chain_cnt desc</text:span></text:p>
      <text:p text:style-name="P1"><text:span text:style-name="T1">;</text:span></text:p>
      <text:p text:style-name="P1"><text:span text:style-name="T1"/></text:p>
      <text:p text:style-name="P1"><text:soft-page-break/><text:span text:style-name="T1"/></text:p>
      <text:p text:style-name="P1"/>
      <text:p text:style-name="P1"><text:span text:style-name="T1">3) Backup data of a particular table / schema</text:span></text:p>
      <text:p text:style-name="P1"><text:span text:style-name="T1"><text:tab/> <text:s text:c="2"/>a. Go to Bin directory and Click on "RMAN".It is standard feature in Oracle for back up</text:span></text:p>
      <text:p text:style-name="P1"><text:span text:style-name="T1"><text:tab/> <text:s text:c="2"/>b.In BIN folder you would also find IMPDP and EXPDP. using these two you can take up of <text:tab/><text:tab/><text:tab/>a)Individual tables <text:s text:c="9"/>b)Schema c)Whole database </text:span></text:p>
      <text:p text:style-name="P1"><text:span text:style-name="T1"><text:s text:c="4"/></text:span></text:p>
      <text:p text:style-name="P1"><text:span text:style-name="T1"/></text:p>
      <text:p text:style-name="P2"><text:span text:style-name="T1"><text:s text:c="3"/>Another Solution:use "imp" and "exp" present in BIN to take back up</text:span></text:p>
      <text:p text:style-name="P2"><text:span text:style-name="T1"><text:s text:c="3"/>a)Male a batch file using expdp command of oracle </text:span></text:p>
      <text:p text:style-name="P2"><text:span text:style-name="T1"><text:s text:c="3"/>b)create a directory using sql command and set the target area for taking back up </text:span></text:p>
      <text:p text:style-name="P2"><text:span text:style-name="T1"><text:s text:c="3"/>c)save the batch file d)use WINDOWS SCHEDULER to schedule your routined back up</text:span></text:p>
      <text:p text:style-name="P1"><text:span text:style-name="T1"><text:tab/></text:span></text:p>
      <text:p text:style-name="P1"><text:span text:style-name="T1"/></text:p>
      <text:p text:style-name="P1"><text:span text:style-name="T1">4) Bulk load data into a table from file</text:span></text:p>
      <text:p text:style-name="P1"><text:span text:style-name="T1"><text:s/>// bulk insert into oracle </text:span></text:p>
      <text:p text:style-name="P1"><text:span text:style-name="T1"/></text:p>
      <text:p text:style-name="P1"><text:span text:style-name="T1"><text:s/>begin</text:span></text:p>
      <text:p text:style-name="P1"><text:span text:style-name="T1"><text:s text:c="4"/>for r in (select rownum rn, t.* from foo t) loop</text:span></text:p>
      <text:p text:style-name="P1"><text:span text:style-name="T1"><text:s text:c="8"/>insert into bar (A,B,C) values (r.A,r.B,r.C);</text:span></text:p>
      <text:p text:style-name="P1"><text:span text:style-name="T1"><text:s text:c="8"/>if mod(rn,1000)=0 then</text:span></text:p>
      <text:p text:style-name="P1"><text:span text:style-name="T1"><text:s text:c="12"/>commit;</text:span></text:p>
      <text:p text:style-name="P1"><text:span text:style-name="T1"><text:s text:c="8"/>end if;</text:span></text:p>
      <text:p text:style-name="P1"><text:span text:style-name="T1"><text:s text:c="4"/>end;</text:span></text:p>
      <text:p text:style-name="P1"><text:span text:style-name="T1"><text:s text:c="4"/>commit;</text:span></text:p>
      <text:p text:style-name="P1"><text:span text:style-name="T1">end;</text:span></text:p>
      <text:p text:style-name="P1"><text:span text:style-name="T1"/></text:p>
      <text:p text:style-name="P1"><text:span text:style-name="T1">// using cursor </text:span></text:p>
      <text:p text:style-name="P1"><text:span text:style-name="T1">DECLARE</text:span></text:p>
      <text:p text:style-name="P1"><text:span text:style-name="T1"><text:s text:c="3"/>CURSOR C1 IS SELECT * FROM FOO;</text:span></text:p>
      <text:p text:style-name="P1"><text:span text:style-name="T1">BEGIN</text:span></text:p>
      <text:p text:style-name="P1"><text:span text:style-name="T1"><text:s text:c="3"/>FOR C1_REC IN C1 LOOP</text:span></text:p>
      <text:p text:style-name="P1"><text:span text:style-name="T1"><text:s text:c="3"/>INSERT INTO BAR(A,</text:span></text:p>
      <text:p text:style-name="P1"><text:span text:style-name="T1"><text:s text:c="16"/>B,</text:span></text:p>
      <text:p text:style-name="P1"><text:span text:style-name="T1"><text:s text:c="16"/>C)</text:span></text:p>
      <text:p text:style-name="P1"><text:span text:style-name="T1"><text:s text:c="10"/>VALUES(C1.A,</text:span></text:p>
      <text:p text:style-name="P1"><text:span text:style-name="T1"><text:s text:c="17"/>C1.B,</text:span></text:p>
      <text:p text:style-name="P1"><text:span text:style-name="T1"><text:s text:c="17"/>C1.C);</text:span></text:p>
      <text:p text:style-name="P1"><text:span text:style-name="T1"><text:s text:c="3"/>END LOOP;</text:span></text:p>
      <text:p text:style-name="P1"><text:span text:style-name="T1">END</text:span></text:p>
      <text:p text:style-name="P1"><text:span text:style-name="T1"/></text:p>
      <text:p text:style-name="P1"><text:span text:style-name="T1">// bulk update</text:span></text:p>
      <text:p text:style-name="P1"><text:span text:style-name="T1">UPDATE table1 SET table1.value = (SELECT table2.CODE</text:span></text:p>
      <text:p text:style-name="P1"><text:span text:style-name="T1"><text:s text:c="34"/>FROM table2 </text:span></text:p>
      <text:p text:style-name="P1"><text:span text:style-name="T1"><text:s text:c="34"/>WHERE table1.value = table2.DESC)</text:span></text:p>
      <text:p text:style-name="P1"><text:span text:style-name="T1">WHERE table1.UPDATETYPE='blah'</text:span></text:p>
      <text:p text:style-name="P1"><text:span text:style-name="T1">AND EXISTS (SELECT table2.CODE</text:span></text:p>
      <text:p text:style-name="P1"><text:span text:style-name="T1"><text:s text:c="12"/>FROM table2 </text:span></text:p>
      <text:p text:style-name="P1"><text:span text:style-name="T1"><text:s text:c="12"/>WHERE table1.value = table2.DESC);</text:span></text:p>
      <text:p text:style-name="P1"><text:soft-page-break/><text:span text:style-name="T1"/></text:p>
      <text:p text:style-name="P1"><text:span text:style-name="T1"/></text:p>
      <text:p text:style-name="P1"><text:span text:style-name="T1"/></text:p>
      <text:p text:style-name="P1"><text:span text:style-name="T1">5)Execute bulk delete and truncate operation</text:span></text:p>
      <text:p text:style-name="P1"><text:span text:style-name="T1"><text:s text:c="2"/>// <text:s/>for bulk delete </text:span></text:p>
      <text:p text:style-name="P1"><text:span text:style-name="T1"><text:s/>DECLARE </text:span></text:p>
      <text:p text:style-name="P1"><text:span text:style-name="T1"><text:s/>TYPE tt_delete IS TABLE OF ROWID;</text:span></text:p>
      <text:p text:style-name="P1"><text:span text:style-name="T1"><text:s/>t_delete tt_delete;</text:span></text:p>
      <text:p text:style-name="P1"><text:span text:style-name="T1"><text:s/>CURSOR c_delete IS</text:span></text:p>
      <text:p text:style-name="P1"><text:span text:style-name="T1"><text:s/>SELECT ROWID</text:span></text:p>
      <text:p text:style-name="P1"><text:span text:style-name="T1"><text:s/>FROM test_tbl</text:span></text:p>
      <text:p text:style-name="P1"><text:span text:style-name="T1"><text:s/>WHERE test_col &lt; 6;</text:span></text:p>
      <text:p text:style-name="P1"><text:span text:style-name="T1"><text:s/>l_delete_buffer PLS_INTEGER := 5000;</text:span></text:p>
      <text:p text:style-name="P1"><text:span text:style-name="T1"><text:s/>BEGIN</text:span></text:p>
      <text:p text:style-name="P1"><text:span text:style-name="T1"><text:s/>OPEN c_delete;</text:span></text:p>
      <text:p text:style-name="P1"><text:span text:style-name="T1"><text:s/>LOOP</text:span></text:p>
      <text:p text:style-name="P1"><text:span text:style-name="T1"><text:s/>FETCH c_delete BULK COLLECT </text:span></text:p>
      <text:p text:style-name="P1"><text:span text:style-name="T1"><text:s/>INTO t_delete LIMIT l_delete_buffer;</text:span></text:p>
      <text:p text:style-name="P1"><text:span text:style-name="T1"><text:s/>FORALL i IN 1..t_delete.COUNT</text:span></text:p>
      <text:p text:style-name="P1"><text:span text:style-name="T1"><text:s/>DELETE test_tbl</text:span></text:p>
      <text:p text:style-name="P1"><text:span text:style-name="T1"><text:s/>WHERE ROWID = t_delete (i);</text:span></text:p>
      <text:p text:style-name="P1"><text:span text:style-name="T1"><text:s/>EXIT WHEN c_delete%NOTFOUND;</text:span></text:p>
      <text:p text:style-name="P1"><text:span text:style-name="T1"><text:s/>COMMIT;</text:span></text:p>
      <text:p text:style-name="P1"><text:span text:style-name="T1"><text:s/>END LOOP;</text:span></text:p>
      <text:p text:style-name="P1"><text:span text:style-name="T1"><text:s/>CLOSE c_delete;</text:span></text:p>
      <text:p text:style-name="P1"><text:span text:style-name="T1"><text:s/>END;</text:span></text:p>
      <text:p text:style-name="P1"><text:span text:style-name="T1"/></text:p>
      <text:p text:style-name="P1"><text:span text:style-name="T1">// bulk truncate </text:span></text:p>
      <text:p text:style-name="P1"><text:span text:style-name="T1">CREATE TABLE test_tbl_temp AS</text:span></text:p>
      <text:p text:style-name="P1"><text:span text:style-name="T1">SELECT * </text:span></text:p>
      <text:p text:style-name="P1"><text:span text:style-name="T1"><text:s text:c="2"/>FROM TEST_TBL</text:span></text:p>
      <text:p text:style-name="P1"><text:span text:style-name="T1"><text:s/>WHERE </text:span></text:p>
      <text:p text:style-name="P1"><text:span text:style-name="T1">MONTHS_BETWEEN(SYSDATE, TO_DATE(YRMO_NBR||'01','YYYYMMDD')) &lt;= 38;</text:span></text:p>
      <text:p text:style-name="P1"><text:span text:style-name="T1"/></text:p>
      <text:p text:style-name="P1"><text:span text:style-name="T1">TRUNCATE TABLE test_tbl;</text:span></text:p>
      <text:p text:style-name="P1"><text:span text:style-name="T1"/></text:p>
      <text:p text:style-name="P1"><text:span text:style-name="T1">INSERT /*+ APPEND +/ INTO test_tbl</text:span></text:p>
      <text:p text:style-name="P1"><text:span text:style-name="T1">SELECT *</text:span></text:p>
      <text:p text:style-name="P1"><text:span text:style-name="T1"><text:s text:c="2"/>FROM test_tbl_temp;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6) Create a public/shared database link</text:span></text:p>
      <text:p text:style-name="P1"><text:span text:style-name="T1"/></text:p>
      <text:p text:style-name="P1"><text:span text:style-name="T1">using CREATE DATABASE LINK statement`</text:span></text:p>
      <text:p text:style-name="P1"><text:span text:style-name="T1"><text:s/>// public link</text:span></text:p>
      <text:p text:style-name="P1"><text:span text:style-name="T1"><text:s/>CREATE PUBLIC DATABASE LINK remote </text:span></text:p>
      <text:p text:style-name="P1"><text:span text:style-name="T1"><text:s text:c="3"/>USING 'remote';</text:span></text:p>
      <text:p text:style-name="P1"><text:soft-page-break/><text:span text:style-name="T1">//Defining a Fixed-User Database Link:</text:span></text:p>
      <text:p text:style-name="P1"><text:span text:style-name="T1">CREATE DATABASE LINK local </text:span></text:p>
      <text:p text:style-name="P1"><text:span text:style-name="T1"><text:s text:c="3"/>CONNECT TO hr IDENTIFIED BY hr</text:span></text:p>
      <text:p text:style-name="P1"><text:span text:style-name="T1"><text:s text:c="3"/>USING 'local';</text:span></text:p>
      <text:p text:style-name="P1"><text:span text:style-name="T1"/></text:p>
      <text:p text:style-name="P1"><text:span text:style-name="T1">//Defining a CURRENT_USER Database Link:</text:span></text:p>
      <text:p text:style-name="P1"><text:span text:style-name="T1">CREATE DATABASE LINK remote.us.oracle.com</text:span></text:p>
      <text:p text:style-name="P1"><text:span text:style-name="T1"><text:s text:c="3"/>CONNECT TO CURRENT_USER</text:span></text:p>
      <text:p text:style-name="P1"><text:span text:style-name="T1"><text:s text:c="3"/>USING 'remote';</text:span></text:p>
      <text:p text:style-name="P1"><text:span text:style-name="T1"/></text:p>
      <text:p text:style-name="P1"><text:span text:style-name="T1">The user who issues this statement must be a global user registered with the LDAP directory service.</text:span></text:p>
      <text:p text:style-name="P1"><text:span text:style-name="T1"/></text:p>
      <text:p text:style-name="P1"><text:span text:style-name="T1">// views :ALL_DB_LINKS, DBA_DB_LINKS, and USER_DB_LINKS</text:span></text:p>
      <text:p text:style-name="P1"><text:span text:style-name="T1"/></text:p>
      <text:p text:style-name="P1"><text:span text:style-name="T1">7) Execute copy command to copy table data from remote location</text:span></text:p>
      <text:p text:style-name="P1"><text:span text:style-name="T1"/></text:p>
      <text:p text:style-name="P1"><text:span text:style-name="T1"><text:s text:c="5"/></text:span></text:p>
      <text:p text:style-name="P1"><text:span text:style-name="T1"><text:s text:c="3"/>syntax:COPY {FROM database | TO database | FROM database TO database} {APPEND|CREATE|INSERT|REPLACE} destination_table [(column, column, column, ...)] USING query</text:span></text:p>
      <text:p text:style-name="P1"><text:span text:style-name="T1"/></text:p>
      <text:p text:style-name="P1"><text:span text:style-name="T1"/></text:p>
      <text:p text:style-name="P1"><text:span text:style-name="T1">where database has the following syntax:</text:span></text:p>
      <text:p text:style-name="P1"><text:span text:style-name="T1"/></text:p>
      <text:p text:style-name="P1"><text:span text:style-name="T1">username[/password]@connect_identifier</text:span></text:p>
      <text:p text:style-name="P1"><text:span text:style-name="T1"/></text:p>
      <text:p text:style-name="P1"><text:span text:style-name="T1"/></text:p>
      <text:p text:style-name="P1"><text:span text:style-name="T1">COPY FROM HR@HQ TO JOHN@WEST -</text:span></text:p>
      <text:p text:style-name="P1"><text:span text:style-name="T1">REPLACE WESTEMPLOYEES -</text:span></text:p>
      <text:p text:style-name="P1"><text:span text:style-name="T1">USING SELECT * FROM EMPLOYEES</text:span></text:p>
      <text:p text:style-name="P1"><text:span text:style-name="T1"/></text:p>
      <text:p text:style-name="P1"><text:span text:style-name="T1"/></text:p>
      <text:p text:style-name="P1"><text:span text:style-name="T1">// Copying Data from One Database to Another</text:span></text:p>
      <text:p text:style-name="P1"><text:span text:style-name="T1"/></text:p>
      <text:p text:style-name="P1"><text:span text:style-name="T1"/></text:p>
      <text:p text:style-name="P1"><text:span text:style-name="T1">COPY FROM HR@BOSTONDB -</text:span></text:p>
      <text:p text:style-name="P1"><text:span text:style-name="T1">TO TODD@CHICAGODB -</text:span></text:p>
      <text:p text:style-name="P1"><text:span text:style-name="T1">CREATE NEWDEPT (DEPARTMENT_ID, DEPARTMENT_NAME, CITY) -</text:span></text:p>
      <text:p text:style-name="P1"><text:span text:style-name="T1">USING SELECT * FROM EMP_DETAILS_VIEW</text:span></text:p>
      <text:p text:style-name="P1"><text:span text:style-name="T1"/></text:p>
      <text:p text:style-name="P3"><text:span text:style-name="T1">// Copying Data from One Database to Another</text:span></text:p>
      <text:p text:style-name="P1"><text:span text:style-name="T1">//Copying from a Remote Database to Your Local Database Using CREATE</text:span></text:p>
      <text:p text:style-name="P1"><text:span text:style-name="T1"/></text:p>
      <text:p text:style-name="P1"><text:span text:style-name="T1">COPY FROM HR@BOSTONDB -</text:span></text:p>
      <text:p text:style-name="P1"><text:span text:style-name="T1">CREATE EMPCOPY -</text:span></text:p>
      <text:p text:style-name="P1"><text:span text:style-name="T1">USING SELECT * FROM H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4T16:40:38.75</meta:creation-date>
    <dc:date>2015-04-24T16:52:53.24</dc:date>
    <meta:editing-duration>PT11M17S</meta:editing-duration>
    <meta:editing-cycles>9</meta:editing-cycles>
    <meta:generator>LibreOffice/4.0.0.3$Windows_x86 LibreOffice_project/7545bee9c2a0782548772a21bc84a9dcc583b89</meta:generator>
    <meta:document-statistic meta:table-count="0" meta:image-count="0" meta:object-count="0" meta:page-count="5" meta:paragraph-count="183" meta:word-count="827" meta:character-count="5717" meta:non-whitespace-character-count="4589"/>
  </office:meta>
</office:document-meta>
</file>